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100000250F84EDEDBB642F5E9.png" manifest:media-type="image/png"/>
  <manifest:file-entry manifest:full-path="Pictures/1000000000000203000002079EDA6CFF34502A42.png" manifest:media-type="image/png"/>
  <manifest:file-entry manifest:full-path="Pictures/1000000000000266000002467B4D48DD162111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689in" svg:y="0.1945in" svg:width="1.6362in" svg:height="1.5508in" draw:z-index="0"><draw:image xlink:href="Pictures/1000000000000266000002467B4D48DD1621111D.png" xlink:type="simple" xlink:show="embed" xlink:actuate="onLoad"/></draw:frame><draw:frame draw:style-name="fr1" draw:name="Image2" text:anchor-type="paragraph" svg:x="2.1098in" svg:y="0.1181in" svg:width="1.5528in" svg:height="1.5646in" draw:z-index="1"><draw:image xlink:href="Pictures/1000000000000203000002079EDA6CFF34502A42.png" xlink:type="simple" xlink:show="embed" xlink:actuate="onLoad"/></draw:frame><draw:frame draw:style-name="fr1" draw:name="Image3" text:anchor-type="paragraph" svg:x="4.1417in" svg:y="0.139in" svg:width="1.5484in" svg:height="1.6339in" draw:z-index="2"><draw:image xlink:href="Pictures/100000000000023100000250F84EDEDBB642F5E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8:15:21.883444928</meta:creation-date>
    <dc:date>2018-03-23T08:18:37.652064209</dc:date>
    <meta:editing-duration>PT3M17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